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3_13-06-4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32.679748 E-139-34-48.17138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3_18-06-35_000.jpg</text:p>
          </table:table-cell>
          <table:table-cell table:style-name="ce19" office:value-type="string">
            <text:p>:m RES 1*1 / free# JVEMV6 68#_74:1 / 68. theoretical-physics(tp) / w=(1/(n-1)!*x^(n-1)+1/n!*x^n*e^(θ*x)),topics=中間値の定理；ロルの定理,other=~,s=~,i=~,doc=r-5-2~3#9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3]=&quot;&quot;;[.C3];CONCATENATE([.C3];&quot; / &quot;;[.E3]))" office:value-type="string" office:string-value=":m RES 1*1 / free# JVEMV6 68#_74:1 / 68. theoretical-physics(tp) / w=(1/(n-1)!*x^(n-1)+1/n!*x^n*e^(θ*x)),topics=中間値の定理；ロルの定理,other=~,s=~,i=~,doc=r-5-2~3#9">
            <text:p>:m RES 1*1 / free# JVEMV6 68#_74:1 / 68. theoretical-physics(tp) / w=(1/(n-1)!*x^(n-1)+1/n!*x^n*e^(θ*x)),topics=中間値の定理；ロルの定理,other=~,s=~,i=~,doc=r-5-2~3#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4_07-28-4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4_08-04-24_000.jpg</text:p>
          </table:table-cell>
          <table:table-cell table:style-name="ce19" office:value-type="string">
            <text:p>:m :th / topic=人について / content=i-feel-sorry-for-those-who-aren`t-aware;俺は、主に従う / lang=ja</text:p>
          </table:table-cell>
          <table:table-cell table:style-name="ce19"/>
          <table:table-cell table:style-name="ce4"/>
          <table:table-cell table:style-name="ce4" office:value-type="string">
            <text:p>N-35-35-28.738403 E-139-34-49.160156</text:p>
          </table:table-cell>
          <table:table-cell table:style-name="ce38" table:formula="of:=IF([.E5]=&quot;&quot;;[.C5];CONCATENATE([.C5];&quot; / &quot;;[.E5]))" office:value-type="string" office:string-value=":m :th / topic=人について / content=i-feel-sorry-for-those-who-aren`t-aware;俺は、主に従う / lang=ja">
            <text:p>:m :th / topic=人について / content=i-feel-sorry-for-those-who-aren`t-aware;俺は、主に従う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8-23_18-28-57_000.mp4</text:p>
          </table:table-cell>
          <table:table-cell table:style-name="ce19" office:value-type="string">
            <text:p>:VIDEO / @自室 / 記録 / jap.flute / 演奏、play / 2021-08-23_18-28-57_000.mp4 / todays-melody,genr=european-like,for=~,key=~,tempo=~,R=1,i.f.=~,memo=~,elements=~,notes=0-6-5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VIDEO / @自室 / 記録 / jap.flute / 演奏、play / 2021-08-23_18-28-57_000.mp4 / todays-melody,genr=european-like,for=~,key=~,tempo=~,R=1,i.f.=~,memo=~,elements=~,notes=0-6-5">
            <text:p>:VIDEO / @自室 / 記録 / jap.flute / 演奏、play / 2021-08-23_18-28-57_000.mp4 / todays-melody,genr=european-like,for=~,key=~,tempo=~,R=1,i.f.=~,memo=~,elements=~,notes=0-6-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021/08/24</text:date>, <text:time>09:2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4T09:27:50.03</dc:date>
    <dc:creator>iwabuchi ken</dc:creator>
    <meta:editing-duration>P36DT2H2M38S</meta:editing-duration>
    <meta:editing-cycles>13194</meta:editing-cycles>
    <meta:document-statistic meta:table-count="1" meta:cell-count="411" meta:object-count="0"/>
  </office:meta>
</office:document-meta>
</file>